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dfs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fgdsg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fsgdf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jgj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fgh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f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rz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fjftz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tzu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hg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ztu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ghjk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z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ghj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uo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ljö</text:p>
          </table:table-cell>
          <table:table-cell office:value-type="float" office:value="3453" calcext:value-type="float">
            <text:p>3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hkl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h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hkl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df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fgds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fsgdf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jg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fgh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f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rz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fjftz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tz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hg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zt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ghj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ghj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uoo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ljö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hk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h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hkl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.00.0000</text:date>, <text:time style:data-style-name="N2" text:time-value="13:15:56.1206029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8:54:51.047173967</meta:creation-date>
    <dc:date>2022-07-31T13:16:53.525745523</dc:date>
    <meta:editing-duration>PT7M13S</meta:editing-duration>
    <meta:editing-cycles>3</meta:editing-cycles>
    <meta:generator>LibreOffice/6.4.7.2$Linux_X86_64 LibreOffice_project/40$Build-2</meta:generator>
    <meta:document-statistic meta:table-count="2" meta:cell-count="174" meta:object-count="0"/>
  </office:meta>
</office:document-meta>
</file>